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normal">
      <style:text-properties officeooo:rsid="000a9ee9"/>
    </style:style>
    <style:style style:name="P5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8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9" style:family="paragraph" style:parent-style-name="normal" style:list-style-name="L1">
      <style:paragraph-properties fo:margin-top="0cm" fo:margin-bottom="0cm" style:contextual-spacing="false"/>
    </style:style>
    <style:style style:name="P10" style:family="paragraph" style:parent-style-name="normal">
      <style:paragraph-properties fo:break-before="auto" fo:break-after="auto"/>
    </style:style>
    <style:style style:name="P11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12" style:family="paragraph" style:parent-style-name="normal">
      <style:paragraph-properties fo:break-before="auto" fo:break-after="auto"/>
      <style:text-properties officeooo:rsid="000a9ee9"/>
    </style:style>
    <style:style style:name="P13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 fo:break-before="auto" fo:break-after="auto"/>
    </style:style>
    <style:style style:name="P14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15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style:text-underline-style="none" officeooo:rsid="0007cd03" officeooo:paragraph-rsid="0007cd03"/>
    </style:style>
    <style:style style:name="P16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rsid="0009573a" officeooo:paragraph-rsid="0009573a"/>
    </style:style>
    <style:style style:name="P17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paragraph-rsid="0009573a"/>
    </style:style>
    <style:style style:name="P18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rsid="000a9ee9" officeooo:paragraph-rsid="000a9ee9"/>
    </style:style>
    <style:style style:name="P19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paragraph-rsid="000a9ee9"/>
    </style:style>
    <style:style style:name="P20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P21" style:family="paragraph" style:parent-style-name="normal" style:list-style-name="WWNum1">
      <style:paragraph-properties fo:margin-left="2.54cm" fo:margin-right="0cm" fo:margin-top="0cm" fo:margin-bottom="0cm" style:contextual-spacing="false" fo:text-indent="-0.635cm" style:auto-text-indent="false" fo:break-before="auto" fo:break-after="auto"/>
    </style:style>
    <style:style style:name="P22" style:family="paragraph" style:parent-style-name="normal">
      <style:paragraph-properties fo:margin-left="2.54cm" fo:margin-right="0cm" fo:margin-top="0cm" fo:margin-bottom="0cm" style:contextual-spacing="false" fo:text-indent="-0.635cm" style:auto-text-indent="false"/>
    </style:style>
    <style:style style:name="P23" style:family="paragraph" style:parent-style-name="normal">
      <style:paragraph-properties fo:margin-left="2.54cm" fo:margin-right="0cm" fo:margin-top="0cm" fo:margin-bottom="0cm" style:contextual-spacing="false" fo:text-indent="-0.635cm" style:auto-text-indent="false"/>
      <style:text-properties officeooo:paragraph-rsid="0007cd03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P26" style:family="paragraph" style:parent-style-name="normal">
      <style:paragraph-properties fo:margin-left="0.635cm" fo:margin-right="0cm" fo:margin-top="0cm" fo:margin-bottom="0cm" style:contextual-spacing="false" fo:text-indent="0cm" style:auto-text-indent="false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9573a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qk5vq6w6p8n4"/><text:span text:style-name="T1">BASES DE DATOS - 1º DAM</text:span></text:p>
      <text:p text:style-name="P1"><text:bookmark text:name="_99912dxth5nq"/><text:span text:style-name="T2">UD2. MODELO RELACIONAL</text:span></text:p>
      <text:p text:style-name="Heading_20_2"><text:bookmark text:name="_p8iebq5cuhpq"/></text:p>
      <text:p text:style-name="Heading_20_2"><text:bookmark text:name="_v6s3eategcm4"/>E01 - PAREJAS LECTORAS COOPERATIVAS</text:p>
      <text:p text:style-name="normal"><text:span text:style-name="T3">Apartados 1,2 y 3 de los apuntes.</text:span></text:p>
      <text:p text:style-name="P5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><text:span text:style-name="T6">Resultado de Aprendizaje 2</text:span>: Reconoce el modelo lógico relacional como uno de los más ampliamente usados en el mercado. 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7">Criterio de evaluación</text:p>
          </table:table-cell>
          <table:table-cell table:style-name="Tabla1.A1" office:value-type="string">
            <text:p text:style-name="P7">Ejercicio/s</text:p>
          </table:table-cell>
        </table:table-row>
        <table:table-row table:style-name="Tabla1.1">
          <table:table-cell table:style-name="Tabla1.A1" office:value-type="string">
            <text:p text:style-name="P8">RA02.a Se ha conocido la motivación del modelo relacional.</text:p>
          </table:table-cell>
          <table:table-cell table:style-name="Tabla1.A1" office:value-type="string">
            <text:p text:style-name="P8">1 - 3</text:p>
          </table:table-cell>
        </table:table-row>
        <table:table-row table:style-name="Tabla1.1">
          <table:table-cell table:style-name="Tabla1.A1" office:value-type="string">
            <text:p text:style-name="P8">RA02.b Se han identificado las diferentes estructuras de una base de datos relacional.</text:p>
          </table:table-cell>
          <table:table-cell table:style-name="Tabla1.A1" office:value-type="string">
            <text:p text:style-name="P8">4 - 14</text:p>
          </table:table-cell>
        </table:table-row>
      </table:table>
      <text:p text:style-name="P3"><text:bookmark text:name="_9wl0jjtf0xqq"/></text:p>
      <text:p text:style-name="P10">Tras la explicación de los apartados 1 y 2, y realizando la técnica <text:span text:style-name="T3">parejas lectoras cooperativas sobre el apartado 3</text:span>, responde a las siguientes preguntas:</text:p>
      <text:list xml:id="list1300922677" text:style-name="WWNum1">
        <text:list-item>
          <text:p text:style-name="P13">Responde a las siguientes cuestiones:</text:p>
          <text:list>
            <text:list-item>
              <text:p text:style-name="P21">¿Qué modelo es válido para cualquier base de datos?</text:p>
            </text:list-item>
          </text:list>
        </text:list-item>
      </text:list>
      <text:p text:style-name="P22"><text:span text:style-name="T9"/></text:p>
      <text:p text:style-name="P23"><text:span text:style-name="T9"><text:tab/>Modelos de datos conceptuales</text:span></text:p>
      <text:p text:style-name="P22"><text:span text:style-name="T9"/></text:p>
      <text:list xml:id="list203719734488000" text:continue-numbering="true" text:style-name="WWNum1">
        <text:list-item>
          <text:list>
            <text:list-item>
              <text:p text:style-name="P21">¿Cuál es el modelo que depende del tipo de SGBD?</text:p>
            </text:list-item>
          </text:list>
        </text:list-item>
      </text:list>
      <text:p text:style-name="P22"><text:span text:style-name="T9"/></text:p>
      <text:p text:style-name="P22"><text:span text:style-name="T9"><text:tab/>Modelos de datos físicos:</text:span></text:p>
      <text:p text:style-name="P22"><text:span text:style-name="T9"/></text:p>
      <text:list xml:id="list203719711980161" text:continue-numbering="true" text:style-name="WWNum1">
        <text:list-item>
          <text:list>
            <text:list-item>
              <text:p text:style-name="P21">¿Qué esquema depende de si usamos Postgresql, Oracle o SQL Server?</text:p>
            </text:list-item>
          </text:list>
        </text:list-item>
      </text:list>
      <text:p text:style-name="P22"><text:span text:style-name="T9"/></text:p>
      <text:p text:style-name="P22"><text:span text:style-name="T9"><text:tab/>Modelos de datos lógicos</text:span></text:p>
      <text:p text:style-name="P22"><text:span text:style-name="T9"/></text:p>
      <text:list xml:id="list203720078327740" text:continue-numbering="true" text:style-name="WWNum1">
        <text:list-item>
          <text:p text:style-name="P13">¿En qué teorías se apoya el modelo relacional?</text:p>
        </text:list-item>
      </text:list>
      <text:p text:style-name="P14"><text:span text:style-name="T9"/></text:p>
      <text:p text:style-name="P15"><text:tab/>En las de los trabajos de los matemáticos Cantor y Childs. Según Codd, los datos se agrupan en relaciones (actualmente llamadas tablas), las cuales son una estructura que aglutina datos referidos a una misma entidad de forma organizada. Las relaciones, además, estructuran los datos de forma independiente respecto a su almacenamiento real en la computadora. Es decir, es un elemento conceptual, no físico.</text:p>
      <text:p text:style-name="P14"><text:span text:style-name="T9"/></text:p>
      <text:p text:style-name="P26"/>
      <text:list xml:id="list203719691462283" text:continue-numbering="true" text:style-name="WWNum1">
        <text:list-item>
          <text:p text:style-name="P13">Enumera y explica con una frase cada uno de los objetivos del modelo relacional.</text:p>
        </text:list-item>
      </text:list>
      <text:p text:style-name="P14"><text:span text:style-name="T9"/></text:p>
      <text:p text:style-name="P14"><text:span text:style-name="T9">Independencia física. La forma de almacenar los datos</text:span></text:p>
      <text:p text:style-name="P14"><text:span text:style-name="T9">Independencia lógica. Se refiere a que la lógica de la base de datos debe de ser independiente de la</text:span></text:p>
      <text:p text:style-name="P14"><text:span text:style-name="T9">forma externa de acceso a la base de datos (los esquemas externos).</text:span></text:p>
      <text:p text:style-name="P14"><text:span text:style-name="T9">Flexibilidad. La visión de los datos se adapta al usuario que los requiere.</text:span></text:p>
      <text:p text:style-name="P14"><text:span text:style-name="T9"/></text:p>
      <text:p text:style-name="P14"><text:span text:style-name="T9"/></text:p>
      <text:p text:style-name="P14"><text:soft-page-break/><text:span text:style-name="T9"/></text:p>
      <text:list xml:id="list203718618171638" text:continue-numbering="true" text:style-name="WWNum1">
        <text:list-item>
          <text:p text:style-name="P13">¿Qué es una relación o tabla?</text:p>
        </text:list-item>
      </text:list>
      <text:p text:style-name="P14"><text:span text:style-name="T9"/></text:p>
      <text:p text:style-name="P17"><text:span text:style-name="T10">Es el elemento fundamental del modelo .</text:span></text:p>
      <text:p text:style-name="P17"><text:span text:style-name="T10"/></text:p>
      <text:list xml:id="list203719838157064" text:continue-numbering="true" text:style-name="WWNum1">
        <text:list-item>
          <text:p text:style-name="P13">¿De qué consta una relación?</text:p>
        </text:list-item>
      </text:list>
      <text:p text:style-name="P14"><text:span text:style-name="T9"/></text:p>
      <text:p text:style-name="P16"><text:span text:style-name="T9">De atributos y tupulas</text:span></text:p>
      <text:p text:style-name="P14"><text:span text:style-name="T9"/></text:p>
      <text:list xml:id="list203718074215417" text:continue-numbering="true" text:style-name="WWNum1">
        <text:list-item>
          <text:p text:style-name="P13">¿Qué es una tupla? ¿Y un atributo?</text:p>
        </text:list-item>
      </text:list>
      <text:p text:style-name="P14"><text:span text:style-name="T9"/></text:p>
      <text:p text:style-name="P14"><text:span text:style-name="T10">Una tupula e</text:span><text:span text:style-name="T9">s cada una de las propiedades de los datos de la relación (nombre, dni,...). Las relaciones</text:span></text:p>
      <text:p text:style-name="P14"><text:span text:style-name="T9">representan conjuntos de objetos o elementos reales, cada atributo es propiedad o característica de</text:span></text:p>
      <text:p text:style-name="P17"><text:span text:style-name="T9">dicho elemento. </text:span><text:span text:style-name="T10">Y un atributo es un objeto o elemento de la relación. Por ejemplo si una relación <text:s text:c="3"/></text:span></text:p>
      <text:p text:style-name="P17"><text:span text:style-name="T10">almacena personas, una tupla representaría a una persona en concreto</text:span></text:p>
      <text:p text:style-name="P14"><text:span text:style-name="T9"/></text:p>
      <text:list xml:id="list203718649021438" text:continue-numbering="true" text:style-name="WWNum1">
        <text:list-item>
          <text:p text:style-name="P13">¿Qué premisas cumplen las tuplas?</text:p>
        </text:list-item>
      </text:list>
      <text:p text:style-name="P14"><text:span text:style-name="T9"/></text:p>
      <text:list xml:id="list3340112724" text:style-name="L1">
        <text:list-item>
          <text:p text:style-name="P9"><text:span text:style-name="T9">Cada tupla se debe corresponder con un elemento del mundo real.</text:span></text:p>
        </text:list-item>
        <text:list-item>
          <text:p text:style-name="P9"><text:span text:style-name="T9">No puede haber dos tuplas iguales (con todos los valores iguales).</text:span></text:p>
        </text:list-item>
      </text:list>
      <text:p text:style-name="P14"><text:span text:style-name="T9"/></text:p>
      <text:list xml:id="list203719065509653" text:continue-list="list203718649021438" text:style-name="WWNum1">
        <text:list-item>
          <text:p text:style-name="P13">¿Qué quiere decir que un atributo tiene un dominio? </text:p>
        </text:list-item>
      </text:list>
      <text:p text:style-name="P14"><text:span text:style-name="T9"/></text:p>
      <text:p text:style-name="P14"><text:span text:style-name="T10">Que </text:span><text:span text:style-name="T9">un dominio expresa de forma inequívoca los valores posibles dentro de un atributo.</text:span></text:p>
      <text:p text:style-name="P14"><text:span text:style-name="T9"/></text:p>
      <text:list xml:id="list203718545138544" text:continue-numbering="true" text:style-name="WWNum1">
        <text:list-item>
          <text:p text:style-name="P13">Da 1 ejemplo de dominio por intensión y otro por extensión que no sea el de los apuntes.</text:p>
        </text:list-item>
      </text:list>
      <text:p text:style-name="P14"><text:span text:style-name="T9"/></text:p>
      <text:p text:style-name="P16"><text:span text:style-name="T9">Intensión, requisitos de edad para entrar a un club, expresados por números enteros 21-50.</text:span></text:p>
      <text:p text:style-name="P16"><text:span text:style-name="T9">Extensión. Un dominio que te indique cual es tu puesto de trabajo.</text:span></text:p>
      <text:p text:style-name="P14"><text:span text:style-name="T9"/></text:p>
      <text:list xml:id="list203719047035859" text:continue-numbering="true" text:style-name="WWNum1">
        <text:list-item>
          <text:p text:style-name="P13">El grado de una tabla es…</text:p>
        </text:list-item>
      </text:list>
      <text:p text:style-name="P14"><text:span text:style-name="T9"/></text:p>
      <text:p text:style-name="P17"><text:span text:style-name="T10">El tamaño que tiene esa tabla. </text:span></text:p>
      <text:p text:style-name="P17"><text:span text:style-name="T10"/></text:p>
      <text:list xml:id="list203719558588974" text:continue-numbering="true" text:style-name="WWNum1">
        <text:list-item>
          <text:p text:style-name="P13">La cardinalidad de una relación es…</text:p>
        </text:list-item>
      </text:list>
      <text:p text:style-name="P14"><text:span text:style-name="T9"/></text:p>
      <text:p text:style-name="P18"><text:span text:style-name="T9">el número de tuplas o filas de una relación o tabla.</text:span></text:p>
      <text:p text:style-name="P19"><text:span text:style-name="T9"/></text:p>
      <text:list xml:id="list203719231254745" text:continue-numbering="true" text:style-name="WWNum1">
        <text:list-item>
          <text:p text:style-name="P13">¿Qué dicen las propiedades de las tablas sobre orden?</text:p>
        </text:list-item>
      </text:list>
      <text:p text:style-name="P14"/>
      <text:p text:style-name="P14"><text:span text:style-name="T9">El orden de los atributos no importa</text:span></text:p>
      <text:p text:style-name="P14"><text:span text:style-name="T9">El orden de las tuplas no importa</text:span></text:p>
      <text:p text:style-name="P14"/>
      <text:list xml:id="list203719482248982" text:continue-numbering="true" text:style-name="WWNum1">
        <text:list-item>
          <text:p text:style-name="P13">¿Qué indican las propiedades de las tablas sobre repeticiones?</text:p>
        </text:list-item>
      </text:list>
      <text:p text:style-name="P14"><text:span text:style-name="T9"/></text:p>
      <text:p text:style-name="P19"><text:span text:style-name="T9">Cada tabla debe tener un nombre distinto</text:span></text:p>
      <text:p text:style-name="P19"><text:span text:style-name="T9">Cada atributo de la tabla solo puede tener un valor en cada tupla</text:span></text:p>
      <text:p text:style-name="P19"><text:span text:style-name="T9">Cada atributo tiene un nombre distinto en cada tabla (aunque puede coincidir en tablas distintas)</text:span></text:p>
      <text:p text:style-name="P19"><text:span text:style-name="T9">Cada tupla es única (no hay tuplas duplicadas)</text:span></text:p>
      <text:p text:style-name="P14"><text:span text:style-name="T9"/></text:p>
      <text:p text:style-name="P14"><text:span text:style-name="T9"/></text:p>
      <text:p text:style-name="P14"><text:soft-page-break/><text:span text:style-name="T9"/></text:p>
      <text:list xml:id="list203718303455302" text:continue-numbering="true" text:style-name="WWNum1">
        <text:list-item>
          <text:p text:style-name="P20">¿Cuáles son los tipos de tablas existentes?</text:p>
        </text:list-item>
      </text:list>
      <text:p text:style-name="P12"><text:span text:style-name="T7">Persistentes.</text:span> Son las tablas que crean los usuarios (normalmente los administradores). Sólo pueden ser</text:p>
      <text:p text:style-name="P4">borradas por los usuarios Se dividen en tres tipos:</text:p>
      <text:p text:style-name="P4"><text:tab/><text:span text:style-name="T7">Bases.</text:span> Son tablas independientes.</text:p>
      <text:p text:style-name="P4"><text:tab/><text:span text:style-name="T7">Vistas.</text:span> Contienen una instrucción (normalmente en lenguaje SQL) la cual provoca una consulta</text:p>
      <text:p text:style-name="P4"><text:tab/>sobre los datos de las tablas base, haciendo que se muestren los datos que cumplen las</text:p>
      <text:p text:style-name="P4"><text:tab/>condiciones especificadas en dicha instrucción.</text:p>
      <text:p text:style-name="P4"><text:tab/><text:span text:style-name="T7">Instantáneas o vistas materializadas</text:span>. Son vistas (es decir, consultas) que además de almacenar</text:p>
      <text:p text:style-name="P4"><text:tab/>la instrucción SQL, almacenan una copia de los datos que muestra.</text:p>
      <text:p text:style-name="P4"/>
      <text:p text:style-name="P4"><text:span text:style-name="T7">Temporales</text:span>. Son tablas que se eliminan automáticamente por el sistema.</text:p>
      <text:p text:style-name="P4"/>
      <text:p text:style-name="P4"/>
      <text:p text:style-name="normal"/>
      <text:p text:style-name="normal"/>
      <text:p text:style-name="P10"/>
      <text:p text:style-name="P10"/>
      <text:p text:style-name="P11"><text:bookmark text:name="_gjdgxs"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413cm" svg:y="0.476cm" svg:width="5.211cm" svg:height="1.64cm" draw:z-index="8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3.png" text:anchor-type="char" svg:x="14.102cm" svg:y="0.542cm" svg:width="3.12cm" svg:height="1.51cm" draw:z-index="5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2.jpg" text:anchor-type="char" svg:x="-2.004cm" svg:y="-1.207cm" svg:width="21.008cm" svg:height="1.111cm" draw:z-index="2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3T20:37:17.939000000</dc:date>
    <meta:editing-duration>PT7M39S</meta:editing-duration>
    <meta:editing-cycles>1</meta:editing-cycles>
    <meta:document-statistic meta:table-count="1" meta:image-count="3" meta:object-count="0" meta:page-count="3" meta:paragraph-count="66" meta:word-count="689" meta:character-count="4059" meta:non-whitespace-character-count="3436"/>
    <meta:generator>LibreOffice/7.1.2.2$Windows_X86_64 LibreOffice_project/8a45595d069ef5570103caea1b71cc9d82b2aae4</meta:generator>
  </office:meta>
</office:document-meta>
</file>